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officeooo:rsid="00192cf4" officeooo:paragraph-rsid="001a773b"/>
    </style:style>
    <style:style style:name="P7" style:family="paragraph" style:parent-style-name="Standard">
      <style:text-properties officeooo:rsid="001ae93c" officeooo:paragraph-rsid="001ae93c"/>
    </style:style>
    <style:style style:name="P8" style:family="paragraph" style:parent-style-name="Heading_20_2">
      <style:text-properties officeooo:rsid="00240d84" officeooo:paragraph-rsid="00240d84"/>
    </style:style>
    <style:style style:name="P9" style:family="paragraph" style:parent-style-name="Standard">
      <style:text-properties officeooo:rsid="00240d84" officeooo:paragraph-rsid="00240d84"/>
    </style:style>
    <style:style style:name="P10" style:family="paragraph" style:parent-style-name="Title" style:master-page-name="Standard">
      <style:paragraph-properties style:page-number="1"/>
    </style:style>
    <style:style style:name="P11"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2"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3"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4"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5"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6"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7"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8"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9"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0"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1"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text-properties officeooo:rsid="00192cf4" officeooo:paragraph-rsid="001a773b"/>
    </style:style>
    <style:style style:name="P28" style:family="paragraph" style:parent-style-name="Standard">
      <style:text-properties officeooo:rsid="0027a44d" officeooo:paragraph-rsid="0027a44d"/>
    </style:style>
    <style:style style:name="T1" style:family="text">
      <style:text-properties fo:font-weight="bold" style:font-weight-asian="bold"/>
    </style:style>
    <style:style style:name="T2"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4"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5" style:family="text">
      <style:text-properties officeooo:rsid="0017ada9"/>
    </style:style>
    <style:style style:name="T6" style:family="text">
      <style:text-properties officeooo:rsid="001a773b"/>
    </style:style>
    <style:style style:name="T7" style:family="text">
      <style:text-properties officeooo:rsid="001ae93c"/>
    </style:style>
    <style:style style:name="T8" style:family="text">
      <style:text-properties officeooo:rsid="001b8c35"/>
    </style:style>
    <style:style style:name="T9" style:family="text">
      <style:text-properties officeooo:rsid="001b9a85"/>
    </style:style>
    <style:style style:name="T10" style:family="text">
      <style:text-properties officeooo:rsid="001bee96"/>
    </style:style>
    <style:style style:name="T11" style:family="text">
      <style:text-properties officeooo:rsid="001c55de"/>
    </style:style>
    <style:style style:name="T12" style:family="text">
      <style:text-properties officeooo:rsid="001c68cb"/>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1f258b"/>
    </style:style>
    <style:style style:name="T15" style:family="text">
      <style:text-properties officeooo:rsid="002562d3"/>
    </style:style>
    <style:style style:name="T16" style:family="text">
      <style:text-properties officeooo:rsid="0027a44d"/>
    </style:style>
    <style:style style:name="T17" style:family="text">
      <style:text-properties officeooo:rsid="0027d113"/>
    </style:style>
    <style:style style:name="T18" style:family="text">
      <style:text-properties officeooo:rsid="0029435b"/>
    </style:style>
    <style:style style:name="T19" style:family="text">
      <style:text-properties officeooo:rsid="002a43dc"/>
    </style:style>
    <style:style style:name="T20" style:family="text">
      <style:text-properties officeooo:rsid="002b1ec1"/>
    </style:style>
    <style:style style:name="T21" style:family="text">
      <style:text-properties officeooo:rsid="002cb4a0"/>
    </style:style>
    <style:style style:name="T22" style:family="text">
      <style:text-properties officeooo:rsid="002ce6e9"/>
    </style:style>
    <style:style style:name="T23" style:family="text">
      <style:text-properties officeooo:rsid="002e5301"/>
    </style:style>
    <style:style style:name="T24" style:family="text">
      <style:text-properties officeooo:rsid="002f56e3"/>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urso de java</text:p>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
      <text:h text:style-name="Heading_20_2" text:outline-level="2"/>
      <text:h text:style-name="P8" text:outline-level="2"><text:soft-page-break/>Paquetes</text:h>
      <text:p text:style-name="P9">El codigo .java corre dentro de paquetes. Es recomendable<text:span text:style-name="T15">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Method overriding</text:h>
      <text:p text:style-name="Standard">Es cuando reemplazamos el comportamiento de un metodo existente al heredar una clase, o implementamos el metodo de una interfaz.</text:p>
      <text:h text:style-name="Heading_20_2" text:outline-level="2"><text:soft-page-break/>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3"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11">clases: no pueden ser estaticas <text:s/>menos que sean una clase dentro de otra clase (clase interna).</text:p>
        </text:list-item>
        <text:list-item>
          <text:p text:style-name="P12"><text:soft-page-break/>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13">variable final: no puede ser modificada</text:p>
        </text:list-item>
        <text:list-item>
          <text:p text:style-name="P13">metodo final: no puede ser reemplazado (override) pero si puede ser sobrecargado (overloaded)</text:p>
        </text:list-item>
        <text:list-item>
          <text:p text:style-name="P14">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15">java no soporta herencia multiple. Supongamos las clases independientes A,B,C. <text:s/>etonces C puede heredar de A o de B, pero no de ambas a la vez.</text:p>
        </text:list-item>
        <text:list-item>
          <text:p text:style-name="P15">El metodo super() es llamado implicitamente aunque no lo hayamos escrito.</text:p>
        </text:list-item>
        <text:list-item>
          <text:p text:style-name="P16">Todas las clases en java extienden la clase Object</text:p>
        </text:list-item>
      </text:list>
      <text:h text:style-name="Heading_20_2" text:outline-level="2">equals y hashCode()</text:h>
      <text:list text:style-name="WWNum5">
        <text:list-item>
          <text:p text:style-name="P21"><text:span text:style-name="T3">equals</text:span><text:span text:style-name="T2">(), por defecto, calcula si dos referencias apuntan al mismo objeto en memoria, es decir, si dos variables, o dos objetos representan el mismo. </text:span><text:soft-page-break/><text:span text:style-name="T2">Este metodo puede ser reemplazado, para comparar si dos objetos distintos, tienen las mismas variables internas, como el mismo nombre.</text:span></text:p>
        </text:list-item>
        <text:list-item>
          <text:p text:style-name="P22"><text:span text:style-name="T3">hashCode</text:span><text:span text:style-name="T2">()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23"><text:span text:style-name="T4">upcasting</text:span><text:span text:style-name="T2">: creo B y lo casteo en una referencia a una clase A. Esto se puede hacer implicitamente y es seguro, ya que B es un tipo de A.</text:span></text:p>
        </text:list-item>
        <text:list-item>
          <text:p text:style-name="P24"><text:span text:style-name="T4">downcasting</text:span><text:span text:style-name="T2">: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17">A a = new A();</text:p>
        </text:list-item>
        <text:list-item>
          <text:p text:style-name="P17">A.B b = new A.B(); // For static inner classes</text:p>
        </text:list-item>
        <text:list-item>
          <text:p text:style-name="P18">A.C c = a.new C(); // For non static inner classes</text:p>
        </text:list-item>
      </text:list>
      <text:h text:style-name="Heading_20_2" text:outline-level="2"><text:soft-page-break/>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25"><text:span text:style-name="T4">comune</text:span><text:span text:style-name="T2">s: solo declaran metodos</text:span></text:p>
        </text:list-item>
        <text:list-item>
          <text:p text:style-name="P25"><text:span text:style-name="T4">funcionales</text:span><text:span text:style-name="T2">: implementan metodos</text:span></text:p>
        </text:list-item>
        <text:list-item>
          <text:p text:style-name="P26"><text:span text:style-name="T4">mock</text:span><text:span text:style-name="T2">: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5">E</text:span>ntrada y salida</text:h>
      <text:p text:style-name="P6">La entrada y salida legacy en java es un poco mas complicada que el input("") en python. Pero se puede estudiar<text:span text:style-name="T6">:</text:span></text:p>
      <text:p text:style-name="P7"><text:span text:style-name="T13">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9">: </text:span>\n<text:span text:style-name="T8"> </text:span></text:p>
      <text:p text:style-name="P6"><text:span text:style-name="T13">System.in.read();</text:span><text:span text:style-name="T7"> // obtiene el primer caracter</text:span><text:span text:style-name="T10"> del buffer</text:span><text:span text:style-name="T14"> y lo devuelve en su codigo ascii</text:span><text:span text:style-name="T10">, pero deja abandonado el salto de linea</text:span><text:span text:style-name="T11"> dentro del buffer</text:span><text:span text:style-name="T10">.</text:span><text:span text:style-name="T11"> Si luego intentarmos usarlo nuevamente, o por ejemplo, el buffered reader, se va a leer el salto de linea del comienzo y nos va a devolver una linea vacia. Por esto, se recomienda consumir el salto de linea restante </text:span><text:span text:style-name="T12">nuevamente </text:span><text:span text:style-name="T11">con: System.in.read();</text:span></text:p>
      <text:p text:style-name="P6"/>
      <text:h text:style-name="Heading_20_2" text:outline-level="2">Hilos<text:span text:style-name="T16"> (Threads)</text:span></text:h>
      <text:p text:style-name="P28">Para crear hilos, y ejecutar codigo de manera concurrente debemos crear una clase "x" que extienda a Thread. Esta clase debe tener un metodo run(), que es el que va a ser ejecutado automaticamente al llamar al metodo start() de la clase "x"<text:span text:style-name="T21"> (ese metodo start lo hereda, no debemos crearlo)</text:span><text:span text:style-name="T17">.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24">sistema operativo</text:span><text:span text:style-name="T17"> tiene algoritmos de planificacion</text:span><text:span text:style-name="T24"> para el procesador</text:span><text:span text:style-name="T17"> (scheduling), para poder ejecutar una parte de un hilo, una parte de </text:span><text:soft-page-break/><text:span text:style-name="T17">otro y asi, siguiendo una disciplina, como </text:span><text:span text:style-name="T18">RR (R</text:span><text:span text:style-name="T17">ound </text:span><text:span text:style-name="T18">R</text:span><text:span text:style-name="T17">obin</text:span><text:span text:style-name="T18">)</text:span><text:span text:style-name="T17">, </text:span><text:span text:style-name="T18">SJF</text:span><text:span text:style-name="T19"> (small jobs first)</text:span><text:span text:style-name="T18">, FCFS</text:span><text:span text:style-name="T19"> (first come first server)</text:span><text:span text:style-name="T18">, etc.</text:span><text:span text:style-name="T20"> Entonces, no podemos saber o elegir el orden en el que se va a ejecutar nuestro codigo, si esta corriendo en forma de hilos</text:span><text:span text:style-name="T23">, ya que el SO va a decidirlo de acuerdo a su politica de planificacion</text:span><text:span text:style-name="T20">.</text:span></text:p>
      <text:p text:style-name="P6"/>
      <text:p text:style-name="P6"/>
      <text:h text:style-name="Heading_20_2" text:outline-level="2">Extensiones recomendadas para VSCODE</text:h>
      <text:p text:style-name="Standard">Extension Pack for Java</text:p>
      <text:p text:style-name="Standard"/>
      <text:h text:style-name="Heading_20_2" text:outline-level="2">Configuracion recomendada para VSCODE</text:h>
      <text:h text:style-name="Heading_20_3" text:outline-level="3">Formateo automatico</text:h>
      <text:p text:style-name="Standard">in vscode:</text:p>
      <text:list text:style-name="WWNum8">
        <text:list-item>
          <text:p text:style-name="P19">ctrl + shift + x</text:p>
        </text:list-item>
        <text:list-item>
          <text:p text:style-name="P19">install "Extension Pack for Java"</text:p>
        </text:list-item>
        <text:list-item>
          <text:p text:style-name="P19">Open vscode settings (Ctrl + ,).</text:p>
        </text:list-item>
        <text:list-item>
          <text:p text:style-name="P19">Search for: Format On Save</text:p>
        </text:list-item>
        <text:list-item>
          <text:p text:style-name="P20">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text:soft-page-break/><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text:soft-page-break/>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5-29T12:22:34.495840763</dc:date>
    <meta:editing-duration>PT44M48S</meta:editing-duration>
    <meta:editing-cycles>32</meta:editing-cycles>
    <meta:document-statistic meta:table-count="1" meta:image-count="3" meta:object-count="0" meta:page-count="10" meta:paragraph-count="150" meta:word-count="1924" meta:character-count="11151" meta:non-whitespace-character-count="9369"/>
  </office:meta>
</office:document-meta>
</file>